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6.18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</office:automatic-styles>
  <office:body>
    <office:spreadsheet>
      <table:table table:name="References" table:style-name="ta1" table:print="false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 office:value-type="string">
            <text:p>dateStart</text:p>
          </table:table-cell>
          <table:table-cell table:style-name="ce2" office:value-type="string">
            <text:p>dateEn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3"/>
        </table:table-row>
        <table:table-row table:style-name="ro1">
          <table:table-cell office:value-type="string">
            <text:p>REF_FAO_PSA_ESS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3"/>
        </table:table-row>
        <table:table-row table:style-name="ro1">
          <table:table-cell office:value-type="string">
            <text:p>REF_UMANIS_2014_S3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>
          <table:table-cell office:value-type="string">
            <text:p>REF_IFREMER_2016_DCSMM_FLOT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>
          <table:table-cell office:value-type="string">
            <text:p>REF_IFREMER_2017_DCSMM_FOND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>
          <table:table-cell office:value-type="string">
            <text:p>REF_IFREMER_2017_DCSMM_FLOT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18"/>
        </table:table-row>
        <table:table-row table:style-name="ro1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3/05/2017</text:date>, <text:time>20:2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3:40:24.02</meta:creation-date>
    <dc:date>2017-05-03T20:20:31.31</dc:date>
    <meta:editing-duration>PT4H28M43S</meta:editing-duration>
    <meta:editing-cycles>21</meta:editing-cycles>
    <meta:generator>OpenOffice/4.1.1$Win32 OpenOffice.org_project/411m6$Build-9775</meta:generator>
    <meta:document-statistic meta:table-count="1" meta:cell-count="51" meta:object-count="0"/>
  </office:meta>
</office:document-meta>
</file>